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UTRIMENTOS A1 GRANJA REAL S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CJ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HUATAY DIAZ SIXTO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7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GALLINA BB ROJA:</text:p>
          </table:table-cell>
          <table:covered-table-cell/>
          <table:table-cell table:style-name="Tabla1.C5" table:number-columns-spanned="2" office:value-type="string">
            <text:p text:style-name="P19">7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9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0:1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29460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49:17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